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4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1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30">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4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380" draw:master-page-name="Master1-Layout1-title-Title-Slide" presentation:presentation-page-layout-name="Master1-PPL1" draw:id="Slide-256">
        <draw:frame draw:id="id63" presentation:style-name="a390" draw:name="Title 1" svg:x="1.66667in" svg:y="1.31148in" svg:width="10in" svg:height="0.91803in" presentation:class="title" presentation:placeholder="false">
          <draw:text-box>
            <text:p text:style-name="a389" text:class-names="" text:cond-style-name=""><text:span text:style-name="a381" text:class-names="">Direct</text:span><text:span text:style-name="a382" text:class-names=""><text:s text:c="1"/></text:span><text:span text:style-name="a383" text:class-names="">Marketing</text:span><text:span text:style-name="a384" text:class-names=""><text:s text:c="1"/></text:span><text:span text:style-name="a385" text:class-names="">Campaign</text:span><text:span text:style-name="a386" text:class-names=""><text:s text:c="1"/></text:span><text:span text:style-name="a387" text:class-names="">Analysis</text:span><text:span text:style-name="a388" text:class-names=""/></text:p>
          </draw:text-box>
          <svg:title/>
          <svg:desc/>
        </draw:frame>
        <draw:frame draw:id="id64" presentation:style-name="a407" draw:name="Subtitle 2" svg:x="1.66667in" svg:y="2.44262in" svg:width="10in" svg:height="3.30738in" presentation:class="subtitle" presentation:placeholder="false">
          <draw:text-box>
            <text:p text:style-name="a392" text:class-names="" text:cond-style-name=""><text:span text:style-name="a391" text:class-names=""/></text:p>
            <text:p text:style-name="a394" text:class-names="" text:cond-style-name=""><text:span text:style-name="a393" text:class-names="">Powered by a Portuguese Banking Institution</text:span></text:p>
            <text:p text:style-name="a396" text:class-names="" text:cond-style-name=""><text:span text:style-name="a395" text:class-names=""/></text:p>
            <text:p text:style-name="a401" text:class-names="" text:cond-style-name=""><text:span text:style-name="a397" text:class-names="">By Victor</text:span><text:span text:style-name="a398" text:class-names=""><text:s text:c="1"/></text:span><text:span text:style-name="a399" text:class-names="">Ani</text:span><text:span text:style-name="a400" text:class-names=""/></text:p>
            <text:p text:style-name="a403" text:class-names="" text:cond-style-name=""><text:span text:style-name="a402" text:class-names=""/></text:p>
            <text:p text:style-name="a406" text:class-names="" text:cond-style-name=""><text:span text:style-name="a404" text:class-names="">24.05.2025</text:span><text:span text:style-name="a405" text:class-names=""/></text:p>
          </draw:text-box>
          <svg:title/>
          <svg:desc/>
        </draw:frame>
      </draw:page>
      <draw:page draw:name="Slide2" draw:style-name="a408" draw:master-page-name="Master1-Layout2-obj-Title-and-Content" presentation:presentation-page-layout-name="Master1-PPL2" draw:id="Slide-257">
        <draw:frame draw:id="id65" presentation:style-name="a417" draw:name="Content Placeholder 2" svg:x="0.91667in" svg:y="1.99653in" svg:width="11.5in" svg:height="4.75868in" presentation:class="outline" presentation:placeholder="false">
          <draw:text-box>
            <text:list text:style-name="a412">
              <text:list-item>
                <text:p text:style-name="a411" text:class-names="" text:cond-style-name=""><text:span text:style-name="a409" text:class-names=""><text:s text:c="1"/></text:span><text:span text:style-name="a410" text:class-names="">1. Introduction</text:span></text:p>
              </text:list-item>
            </text:list>
            <text:list text:style-name="a416">
              <text:list-item>
                <text:p text:style-name="a415" text:class-names="" text:cond-style-name=""><text:span text:style-name="a413" text:class-names="">This project explores data from a direct marketing campaign carried out by a Portuguese banking institution. The campaign targeted clients through phone calls to promote subscription to term deposits. This analysis uses Excel to uncover patterns, visualize trends, and present actionable insights. Dataset Source: CSV format with 4522 records and 17 original columns. Tool Used: Microsoft Excel Objective: Understand what factors influence a customer’s likelihood to subscribe to a term deposit.</text:span><text:span text:style-name="a414" text:class-names=""/></text:p>
              </text:list-item>
            </text:list>
          </draw:text-box>
          <svg:title/>
          <svg:desc/>
        </draw:frame>
      </draw:page>
      <draw:page draw:name="Slide3" draw:style-name="a418" draw:master-page-name="Master1-Layout2-obj-Title-and-Content" presentation:presentation-page-layout-name="Master1-PPL2" draw:id="Slide-258">
        <draw:frame draw:id="id66" draw:style-name="a531" draw:name="TextBox 4" svg:x="0.13115in" svg:y="1.27198in" svg:width="13.03279in" svg:height="5.78932in">
          <draw:text-box>
            <text:p text:style-name="a423" text:class-names="" text:cond-style-name=""><text:span text:style-name="a419" text:class-names="">2.<text:s text:c="1"/></text:span><text:span text:style-name="a420" text:class-names="">Datase</text:span><text:span text:style-name="a421" text:class-names="">t</text:span><text:span text:style-name="a422" text:class-names=""/></text:p>
            <text:list text:style-name="a430">
              <text:list-item>
                <text:p text:style-name="a429" text:class-names="" text:cond-style-name=""><text:span text:style-name="a424" text:class-names="">Overview Total</text:span><text:span text:style-name="a425" text:class-names=""><text:s text:c="1"/></text:span><text:span text:style-name="a426" text:class-names="">Records:<text:s text:c="1"/></text:span><text:span text:style-name="a427" text:class-names="">4522</text:span><text:span text:style-name="a428" text:class-names=""/></text:p>
              </text:list-item>
            </text:list>
            <text:list text:style-name="a438">
              <text:list-item>
                <text:p text:style-name="a437" text:class-names="" text:cond-style-name=""><text:span text:style-name="a431" text:class-names=""><text:s text:c="1"/></text:span><text:span text:style-name="a432" text:class-names="">rowsColumns</text:span><text:span text:style-name="a433" text:class-names="">:Age</text:span><text:span text:style-name="a434" text:class-names=""><text:s text:c="1"/>– Age of the client (19 to 87 years</text:span><text:span text:style-name="a435" text:class-names="">)</text:span><text:span text:style-name="a436" text:class-names=""/></text:p>
              </text:list-item>
            </text:list>
            <text:list text:style-name="a444">
              <text:list-item>
                <text:p text:style-name="a443" text:class-names="" text:cond-style-name=""><text:span text:style-name="a439" text:class-names="">Job<text:s text:c="1"/></text:span><text:span text:style-name="a440" text:class-names="">– Client’s job type (e.g., student, management</text:span><text:span text:style-name="a441" text:class-names="">)</text:span><text:span text:style-name="a442" text:class-names=""/></text:p>
              </text:list-item>
            </text:list>
            <text:list text:style-name="a450">
              <text:list-item>
                <text:p text:style-name="a449" text:class-names="" text:cond-style-name=""><text:span text:style-name="a445" text:class-names="">Marital<text:s text:c="1"/></text:span><text:span text:style-name="a446" text:class-names="">– Marital status (single, married, divorced</text:span><text:span text:style-name="a447" text:class-names="">)</text:span><text:span text:style-name="a448" text:class-names=""/></text:p>
              </text:list-item>
            </text:list>
            <text:list text:style-name="a456">
              <text:list-item>
                <text:p text:style-name="a455" text:class-names="" text:cond-style-name=""><text:span text:style-name="a451" text:class-names="">Education<text:s text:c="1"/></text:span><text:span text:style-name="a452" text:class-names="">– Education<text:s text:c="1"/></text:span><text:span text:style-name="a453" text:class-names="">leve</text:span><text:span text:style-name="a454" text:class-names="">l</text:span></text:p>
              </text:list-item>
            </text:list>
            <text:list text:style-name="a462">
              <text:list-item>
                <text:p text:style-name="a461" text:class-names="" text:cond-style-name=""><text:span text:style-name="a457" text:class-names="">Default<text:s text:c="1"/></text:span><text:span text:style-name="a458" text:class-names="">– Has credit in default? (yes/no</text:span><text:span text:style-name="a459" text:class-names="">)</text:span><text:span text:style-name="a460" text:class-names=""/></text:p>
              </text:list-item>
            </text:list>
            <text:list text:style-name="a468">
              <text:list-item>
                <text:p text:style-name="a467" text:class-names="" text:cond-style-name=""><text:span text:style-name="a463" text:class-names="">Balance<text:s text:c="1"/></text:span><text:span text:style-name="a464" text:class-names="">– Client's account balance (in euros</text:span><text:span text:style-name="a465" text:class-names="">)</text:span><text:span text:style-name="a466" text:class-names=""/></text:p>
              </text:list-item>
            </text:list>
            <text:list text:style-name="a474">
              <text:list-item>
                <text:p text:style-name="a473" text:class-names="" text:cond-style-name=""><text:span text:style-name="a469" text:class-names="">Housing<text:s text:c="1"/></text:span><text:span text:style-name="a470" text:class-names="">– Has housing loan? (yes/no</text:span><text:span text:style-name="a471" text:class-names="">)</text:span><text:span text:style-name="a472" text:class-names=""/></text:p>
              </text:list-item>
            </text:list>
            <text:list text:style-name="a480">
              <text:list-item>
                <text:p text:style-name="a479" text:class-names="" text:cond-style-name=""><text:span text:style-name="a475" text:class-names="">Loan<text:s text:c="1"/></text:span><text:span text:style-name="a476" text:class-names="">– Has personal loan? (yes/no</text:span><text:span text:style-name="a477" text:class-names="">)</text:span><text:span text:style-name="a478" text:class-names=""/></text:p>
              </text:list-item>
            </text:list>
            <text:list text:style-name="a486">
              <text:list-item>
                <text:p text:style-name="a485" text:class-names="" text:cond-style-name=""><text:span text:style-name="a481" text:class-names="">Contact<text:s text:c="1"/></text:span><text:span text:style-name="a482" text:class-names="">– Communication type (cellular/telephone</text:span><text:span text:style-name="a483" text:class-names="">)</text:span><text:span text:style-name="a484" text:class-names=""/></text:p>
              </text:list-item>
            </text:list>
            <text:list text:style-name="a498">
              <text:list-item>
                <text:p text:style-name="a497" text:class-names="" text:cond-style-name=""><text:span text:style-name="a487" text:class-names="">Day<text:s text:c="1"/></text:span><text:span text:style-name="a488" text:class-names="">– Day of last<text:s text:c="1"/></text:span><text:span text:style-name="a489" text:class-names="">contact Month</text:span><text:span text:style-name="a490" text:class-names=""><text:s text:c="1"/></text:span><text:span text:style-name="a491" text:class-names="">– Month of last<text:s text:c="1"/></text:span><text:span text:style-name="a492" text:class-names="">contact Duration</text:span><text:span text:style-name="a493" text:class-names=""><text:s text:c="1"/></text:span><text:span text:style-name="a494" text:class-names="">– Duration of last contact (seconds)Date/Time – Merged column for better readability (e.g., 10-Jul : 1 hr 44 min</text:span><text:span text:style-name="a495" text:class-names="">)</text:span><text:span text:style-name="a496" text:class-names=""/></text:p>
              </text:list-item>
            </text:list>
            <text:list text:style-name="a504">
              <text:list-item>
                <text:p text:style-name="a503" text:class-names="" text:cond-style-name=""><text:span text:style-name="a499" text:class-names="">Campaign<text:s text:c="1"/></text:span><text:span text:style-name="a500" text:class-names="">– Number of contacts during this<text:s text:c="1"/></text:span><text:span text:style-name="a501" text:class-names="">campaign</text:span><text:span text:style-name="a502" text:class-names=""/></text:p>
              </text:list-item>
            </text:list>
            <text:list text:style-name="a511">
              <text:list-item>
                <text:p text:style-name="a510" text:class-names="" text:cond-style-name=""><text:span text:style-name="a505" text:class-names="">Pdays</text:span><text:span text:style-name="a506" text:class-names=""><text:s text:c="1"/></text:span><text:span text:style-name="a507" text:class-names="">– Days since last contact (-1 if never contacted</text:span><text:span text:style-name="a508" text:class-names="">)</text:span><text:span text:style-name="a509" text:class-names=""/></text:p>
              </text:list-item>
            </text:list>
            <text:list text:style-name="a517">
              <text:list-item>
                <text:p text:style-name="a516" text:class-names="" text:cond-style-name=""><text:span text:style-name="a512" text:class-names="">Previous<text:s text:c="1"/></text:span><text:span text:style-name="a513" text:class-names="">– Number of previous<text:s text:c="1"/></text:span><text:span text:style-name="a514" text:class-names="">contacts</text:span><text:span text:style-name="a515" text:class-names=""/></text:p>
              </text:list-item>
            </text:list>
            <text:list text:style-name="a526">
              <text:list-item>
                <text:p text:style-name="a525" text:class-names="" text:cond-style-name=""><text:span text:style-name="a518" text:class-names="">Poutcome</text:span><text:span text:style-name="a519" text:class-names=""><text:s text:c="1"/></text:span><text:span text:style-name="a520" text:class-names="">– Outcome of previous marketing<text:s text:c="1"/></text:span><text:span text:style-name="a521" text:class-names="">campaignY</text:span><text:span text:style-name="a522" text:class-names="">/N<text:s text:c="1"/></text:span><text:span text:style-name="a523" text:class-names="">–</text:span><text:span text:style-name="a524" text:class-names=""/></text:p>
              </text:list-item>
            </text:list>
            <text:list text:style-name="a530">
              <text:list-item>
                <text:p text:style-name="a529" text:class-names="" text:cond-style-name=""><text:span text:style-name="a527" text:class-names=""><text:s text:c="1"/></text:span><text:span text:style-name="a528" text:class-names="">Target variable: subscription to term deposit (yes/no)</text:span></text:p>
              </text:list-item>
            </text:list>
          </draw:text-box>
          <svg:title/>
          <svg:desc/>
        </draw:frame>
      </draw:page>
      <draw:page draw:name="Slide4" draw:style-name="a532" draw:master-page-name="Master1-Layout2-obj-Title-and-Content" presentation:presentation-page-layout-name="Master1-PPL2" draw:id="Slide-259">
        <draw:frame draw:id="id67" draw:style-name="a562" draw:name="TextBox 4" svg:x="0.67213in" svg:y="2.63516in" svg:width="10.83607in" svg:height="2.4571in">
          <draw:text-box>
            <text:p text:style-name="a534" text:class-names="" text:cond-style-name=""><text:span text:style-name="a533" text:class-names="">3. Data Cleaning</text:span></text:p>
            <text:p text:style-name="a536" text:class-names="" text:cond-style-name=""><text:span text:style-name="a535" text:class-names=""/></text:p>
            <text:p text:style-name="a559" text:class-names="" text:cond-style-name=""><text:span text:style-name="a537" text:class-names=""><text:s text:c="1"/>Data<text:s text:c="1"/></text:span><text:span text:style-name="a538" text:class-names="">Cleaning &amp;<text:s text:c="1"/></text:span><text:span text:style-name="a539" text:class-names="">Preparation Converted</text:span><text:span text:style-name="a540" text:class-names=""><text:s text:c="1"/></text:span><text:span text:style-name="a541" text:class-names="">CSV to Excel<text:s text:c="1"/></text:span><text:span text:style-name="a542" text:class-names="">format Used</text:span><text:span text:style-name="a543" text:class-names=""><text:s text:c="1"/></text:span><text:span text:style-name="a544" text:class-names="">text-to-column for comma<text:s text:c="1"/></text:span><text:span text:style-name="a545" text:class-names="">separation Combined</text:span><text:span text:style-name="a546" text:class-names=""><text:s text:c="1"/></text:span><text:span text:style-name="a547" text:class-names="">Day, Month, and Duration into a new readable Date/Time<text:s text:c="1"/></text:span><text:span text:style-name="a548" text:class-names="">column Created</text:span><text:span text:style-name="a549" text:class-names=""><text:s text:c="1"/></text:span><text:span text:style-name="a550" text:class-names="">pivot tables for various<text:s text:c="1"/></text:span><text:span text:style-name="a551" text:class-names="">dimensions Applied</text:span><text:span text:style-name="a552" text:class-names=""><text:s text:c="1"/></text:span><text:span text:style-name="a553" text:class-names="">filters, slicers, and visuals for<text:s text:c="1"/></text:span><text:span text:style-name="a554" text:class-names="">interactivity Standardized</text:span><text:span text:style-name="a555" text:class-names=""><text:s text:c="1"/></text:span><text:span text:style-name="a556" text:class-names="">text formatting (Title Case, column names</text:span><text:span text:style-name="a557" text:class-names="">)</text:span><text:span text:style-name="a558" text:class-names=""/></text:p>
            <text:p text:style-name="a561" text:class-names="" text:cond-style-name=""><text:span text:style-name="a560" text:class-names=""/></text:p>
          </draw:text-box>
          <svg:title/>
          <svg:desc/>
        </draw:frame>
      </draw:page>
      <draw:page draw:name="Slide5" draw:style-name="a563" draw:master-page-name="Master1-Layout2-obj-Title-and-Content" presentation:presentation-page-layout-name="Master1-PPL2" draw:id="Slide-260">
        <draw:frame draw:id="id68" draw:style-name="a663" draw:name="TextBox 4" svg:x="0.93442in" svg:y="0.36319in" svg:width="11.44262in" svg:height="4.83685in">
          <draw:text-box>
            <text:p text:style-name="a567" text:class-names="" text:cond-style-name=""><text:span text:style-name="a564" text:class-names="">4. Exploratory Data Analysis (EDA</text:span><text:span text:style-name="a565" text:class-names="">)</text:span><text:span text:style-name="a566" text:class-names=""/></text:p>
            <text:p text:style-name="a580" text:class-names="" text:cond-style-name=""><text:span text:style-name="a568" text:class-names=""><text:s text:c="1"/></text:span><text:span text:style-name="a569" text:class-names="">A. Subscription by<text:s text:c="1"/></text:span><text:span text:style-name="a570" text:class-names="">Job</text:span><text:span text:style-name="a571" text:class-names=""><text:s text:c="1"/></text:span><text:span text:style-name="a572" text:class-names="">Top<text:s text:c="1"/></text:span><text:span text:style-name="a573" text:class-names="">Job Groups by Subscription: Management, Technician, and<text:s text:c="1"/></text:span><text:span text:style-name="a574" text:class-names="">Blue-Collar</text:span><text:span text:style-name="a575" text:class-names=""><text:s text:c="1"/></text:span><text:span text:style-name="a576" text:class-names="">Insight</text:span><text:span text:style-name="a577" text:class-names="">: Professionals in stable careers like management tend to respond better</text:span><text:span text:style-name="a578" text:class-names="">.</text:span><text:span text:style-name="a579" text:class-names=""/></text:p>
            <text:p text:style-name="a597" text:class-names="" text:cond-style-name=""><text:span text:style-name="a581" text:class-names=""><text:s text:c="1"/></text:span><text:span text:style-name="a582" text:class-names="">B. Subscription by<text:s text:c="1"/></text:span><text:span text:style-name="a583" text:class-names="">Education</text:span><text:span text:style-name="a584" text:class-names=""><text:s text:c="1"/></text:span><text:span text:style-name="a585" text:class-names="">Tertiary<text:s text:c="1"/></text:span><text:span text:style-name="a586" text:class-names="">Education: Highest success rate in<text:s text:c="1"/></text:span><text:span text:style-name="a587" text:class-names="">subscriptions</text:span><text:span text:style-name="a588" text:class-names=""><text:s text:c="1"/></text:span><text:span text:style-name="a589" text:class-names="">Primary<text:s text:c="1"/></text:span><text:span text:style-name="a590" text:class-names="">Education: Least likely to<text:s text:c="1"/></text:span><text:span text:style-name="a591" text:class-names="">subscribe</text:span><text:span text:style-name="a592" text:class-names=""><text:s text:c="1"/></text:span><text:span text:style-name="a593" text:class-names="">Insight</text:span><text:span text:style-name="a594" text:class-names="">: Higher education is associated with more engagement</text:span><text:span text:style-name="a595" text:class-names="">.</text:span><text:span text:style-name="a596" text:class-names=""/></text:p>
            <text:p text:style-name="a616" text:class-names="" text:cond-style-name=""><text:span text:style-name="a598" text:class-names=""><text:s text:c="1"/></text:span><text:span text:style-name="a599" text:class-names="">C. Effect of Call<text:s text:c="1"/></text:span><text:span text:style-name="a600" text:class-names="">Duration</text:span><text:span text:style-name="a601" text:class-names=""><text:s text:c="1"/></text:span><text:span text:style-name="a602" text:class-names="">Longer<text:s text:c="1"/></text:span><text:span text:style-name="a603" text:class-names="">Calls → Higher Subscription<text:s text:c="1"/></text:span><text:span text:style-name="a604" text:class-names="">Rate</text:span><text:span text:style-name="a605" text:class-names=""><text:s text:c="1"/></text:span><text:span text:style-name="a606" text:class-names="">Average<text:s text:c="1"/></text:span><text:span text:style-name="a607" text:class-names="">duration of successful calls was significantly higher than<text:s text:c="1"/></text:span><text:span text:style-name="a608" text:class-names="">unsuccessful<text:s text:c="1"/></text:span><text:span text:style-name="a609" text:class-names="">ones</text:span><text:span text:style-name="a610" text:class-names="">.</text:span><text:span text:style-name="a611" text:class-names=""><text:s text:c="1"/></text:span><text:span text:style-name="a612" text:class-names="">Insight</text:span><text:span text:style-name="a613" text:class-names="">: More time spent may help better customer engagement</text:span><text:span text:style-name="a614" text:class-names="">.</text:span><text:span text:style-name="a615" text:class-names=""/></text:p>
            <text:p text:style-name="a632" text:class-names="" text:cond-style-name=""><text:span text:style-name="a617" text:class-names=""><text:s text:c="1"/></text:span><text:span text:style-name="a618" text:class-names="">D. Monthly Response<text:s text:c="1"/></text:span><text:span text:style-name="a619" text:class-names="">Trends Top</text:span><text:span text:style-name="a620" text:class-names=""><text:s text:c="1"/></text:span><text:span text:style-name="a621" text:class-names="">Performing Month:<text:s text:c="1"/></text:span><text:span text:style-name="a622" text:class-names="">May</text:span><text:span text:style-name="a623" text:class-names=""><text:s text:c="1"/></text:span><text:span text:style-name="a624" text:class-names="">Peak<text:s text:c="1"/></text:span><text:span text:style-name="a625" text:class-names="">subscription activity observed between April to<text:s text:c="1"/></text:span><text:span text:style-name="a626" text:class-names="">July</text:span><text:span text:style-name="a627" text:class-names=""><text:s text:c="1"/></text:span><text:span text:style-name="a628" text:class-names="">Insight</text:span><text:span text:style-name="a629" text:class-names="">: Campaigns are more effective mid-year</text:span><text:span text:style-name="a630" text:class-names="">.</text:span><text:span text:style-name="a631" text:class-names=""/></text:p>
            <text:p text:style-name="a645" text:class-names="" text:cond-style-name=""><text:span text:style-name="a633" text:class-names=""><text:s text:c="1"/></text:span><text:span text:style-name="a634" text:class-names="">E. Response by Age<text:s text:c="1"/></text:span><text:span text:style-name="a635" text:class-names="">Group</text:span><text:span text:style-name="a636" text:class-names=""><text:s text:c="1"/></text:span><text:span text:style-name="a637" text:class-names="">Grouped<text:s text:c="1"/></text:span><text:span text:style-name="a638" text:class-names="">ages into ranges (e.g., 20–30, 31–40)Clients between 30–40 years showed high subscription<text:s text:c="1"/></text:span><text:span text:style-name="a639" text:class-names="">likelihood</text:span><text:span text:style-name="a640" text:class-names=""><text:s text:c="1"/></text:span><text:span text:style-name="a641" text:class-names="">Insight</text:span><text:span text:style-name="a642" text:class-names="">: Young adults in the working class are a key target group</text:span><text:span text:style-name="a643" text:class-names="">.</text:span><text:span text:style-name="a644" text:class-names=""/></text:p>
            <text:p text:style-name="a662" text:class-names="" text:cond-style-name=""><text:span text:style-name="a646" text:class-names=""><text:s text:c="1"/></text:span><text:span text:style-name="a647" text:class-names="">F. Previous Outcome<text:s text:c="1"/></text:span><text:span text:style-name="a648" text:class-names="">Analysis</text:span><text:span text:style-name="a649" text:class-names=""><text:s text:c="1"/></text:span><text:span text:style-name="a650" text:class-names="">Clients<text:s text:c="1"/></text:span><text:span text:style-name="a651" text:class-names="">with a successful outcome previously had higher subscription rates again</text:span><text:span text:style-name="a652" text:class-names="">.</text:span><text:span text:style-name="a653" text:class-names=""><text:s text:c="1"/></text:span><text:span text:style-name="a654" text:class-names="">Insight</text:span><text:span text:style-name="a655" text:class-names="">: Past<text:s text:c="1"/></text:span><text:span text:style-name="a656" text:class-names="">behaviour</text:span><text:span text:style-name="a657" text:class-names=""><text:s text:c="1"/></text:span><text:span text:style-name="a658" text:class-names="">predicts future<text:s text:c="1"/></text:span><text:span text:style-name="a659" text:class-names="">behaviour</text:span><text:span text:style-name="a660" text:class-names=""><text:s text:c="1"/></text:span><text:span text:style-name="a661" text:class-names="">— a key retargeting strategy.</text:span></text:p>
          </draw:text-box>
          <svg:title/>
          <svg:desc/>
        </draw:frame>
      </draw:page>
      <draw:page draw:name="Slide6" draw:style-name="a664" draw:master-page-name="Master1-Layout2-obj-Title-and-Content" presentation:presentation-page-layout-name="Master1-PPL2" draw:id="Slide-261">
        <draw:frame draw:id="id69" presentation:style-name="a675" draw:name="Content Placeholder 2" svg:x="0.91667in" svg:y="1.99653in" svg:width="11.5in" svg:height="4.75868in" presentation:class="outline" presentation:placeholder="false">
          <draw:text-box>
            <text:list text:style-name="a667">
              <text:list-item>
                <text:p text:style-name="a666" text:class-names="" text:cond-style-name=""><text:span text:style-name="a665" text:class-names="">5. Dashboard Features (Summary of Visuals)</text:span></text:p>
              </text:list-item>
            </text:list>
            <text:list text:style-name="a670">
              <text:list-item>
                <text:p text:style-name="a669" text:class-names="" text:cond-style-name=""><text:span text:style-name="a668" text:class-names=""><text:s text:c="1"/>KPI Cards: Total Campaigns Sum Balance Top Contact Type Top Response Month</text:span></text:p>
              </text:list-item>
            </text:list>
            <text:list text:style-name="a674">
              <text:list-item>
                <text:p text:style-name="a673" text:class-names="" text:cond-style-name=""><text:span text:style-name="a671" text:class-names="">Visuals: Pie Chart (Marital Status, Contact Type)Bar Charts (Job, Education, Monthly Response, Age + Marital Filters)Line Chart (Monthly Trend)Filter Slicers for Month, Age, and Subscription</text:span><text:span text:style-name="a672" text:class-names=""/></text:p>
              </text:list-item>
            </text:list>
          </draw:text-box>
          <svg:title/>
          <svg:desc/>
        </draw:frame>
      </draw:page>
      <draw:page draw:name="Slide7" draw:style-name="a676" draw:master-page-name="Master1-Layout2-obj-Title-and-Content" presentation:presentation-page-layout-name="Master1-PPL2" draw:id="Slide-262">
        <draw:frame draw:id="id70" presentation:style-name="a687" draw:name="Content Placeholder 2" svg:x="0.91667in" svg:y="1.99653in" svg:width="11.5in" svg:height="4.75868in" presentation:class="outline" presentation:placeholder="false">
          <draw:text-box>
            <text:list text:style-name="a686">
              <text:list-item>
                <text:p text:style-name="a685" text:class-names="" text:cond-style-name=""><text:span text:style-name="a677" text:class-names="">6. Key Insights Summary Metric<text:tab/>Observation Contact Method<text:tab/>Cellular is the most effective Month of Highest Response<text:tab/></text:span><text:span text:style-name="a678" text:class-names="">MayTop</text:span><text:span text:style-name="a679" text:class-names=""><text:s text:c="1"/>Age Group<text:tab/>30–40 years Best Education Level<text:tab/></text:span><text:span text:style-name="a680" text:class-names="">TertiaryCall</text:span><text:span text:style-name="a681" text:class-names=""><text:s text:c="1"/>Duration<text:tab/>Longer calls yield better<text:s text:c="1"/></text:span><text:span text:style-name="a682" text:class-names="">resultsPrevious</text:span><text:span text:style-name="a683" text:class-names=""><text:s text:c="1"/>Contact Outcome<text:tab/>Positive outcome increases current response</text:span><text:span text:style-name="a68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Ani Uchechukwu</meta:initial-creator>
    <dc:creator>Ani Uchechukwu</dc:creator>
    <meta:creation-date>2025-05-24T15:26:57Z</meta:creation-date>
    <dc:date>2025-05-24T16:55:02Z</dc:date>
    <meta:editing-cycles>1</meta:editing-cycles>
    <meta:editing-duration>PT5285S</meta:editing-duration>
    <meta:document-statistic meta:paragraph-count="40" meta:word-count="670"/>
  </office:meta>
</office:document-meta>
</file>